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1NT20IS182</text:p>
      <text:p text:style-name="Standard">VAISHNAVI S</text:p>
      <text:p text:style-name="Standard">A SECTION</text:p>
      <text:p text:style-name="Standard"/>
      <text:p text:style-name="Standard">&lt;?xml version="1.0" encoding="utf-8"?&gt;<text:line-break/>&lt;androidx.constraintlayout.widget.ConstraintLayout xmlns:android="http://schemas.android.com/apk/res/android"<text:line-break/><text:s text:c="4"/>xmlns:app="http://schemas.android.com/apk/res-auto"<text:line-break/><text:s text:c="4"/>xmlns:tools="http://schemas.android.com/tools"<text:line-break/><text:s text:c="4"/>android:layout_width="match_parent"<text:line-break/><text:s text:c="4"/>android:layout_height="match_parent"<text:line-break/><text:s text:c="4"/>tools:context=".MainActivity"&gt;<text:line-break/><text:line-break/><text:line-break/><text:s text:c="4"/>&lt;LinearLayout<text:line-break/><text:s text:c="8"/>android:id="@+id/linearLayout"<text:line-break/><text:s text:c="8"/>android:layout_width="130dp"<text:line-break/><text:s text:c="8"/>android:layout_height="match_parent"<text:line-break/><text:s text:c="8"/>android:background="#66554411"<text:line-break/><text:s text:c="8"/>android:orientation="vertical"<text:line-break/><text:s text:c="8"/>app:layout_constraintBottom_toBottomOf="parent"<text:line-break/><text:s text:c="8"/>app:layout_constraintEnd_toEndOf="parent"<text:line-break/><text:s text:c="8"/>app:layout_constraintHorizontal_bias="0.0"<text:line-break/><text:s text:c="8"/>app:layout_constraintStart_toStartOf="parent"<text:line-break/><text:s text:c="8"/>app:layout_constraintTop_toTopOf="parent"<text:line-break/><text:s text:c="8"/>app:layout_constraintVertical_bias="1.0"&gt;<text:line-break/><text:line-break/><text:s text:c="8"/>&lt;LinearLayout<text:line-break/><text:s text:c="12"/>android:layout_width="match_parent"<text:line-break/><text:s text:c="12"/>android:layout_height="match_parent"<text:line-break/><text:s text:c="12"/>android:orientation="vertical"&gt;<text:line-break/><text:line-break/><text:s text:c="12"/>&lt;EditText<text:line-break/><text:s text:c="16"/>android:id="@+id/editTextTextPersonName3"<text:line-break/><text:s text:c="16"/>android:layout_width="match_parent"<text:line-break/><text:s text:c="16"/>android:layout_height="match_parent"<text:line-break/><text:s text:c="16"/>android:layout_weight="1"<text:line-break/><text:s text:c="16"/>android:ems="10"<text:line-break/><text:s text:c="16"/>android:inputType="textPersonName"<text:line-break/><text:s text:c="16"/>android:text="CHECKOUT" /&gt;<text:line-break/><text:s text:c="8"/>&lt;/LinearLayout&gt;<text:line-break/><text:s text:c="4"/>&lt;/LinearLayout&gt;<text:line-break/><text:line-break/><text:s text:c="4"/>&lt;ImageView<text:line-break/><text:s text:c="8"/>android:id="@+id/imageView"<text:line-break/><text:s text:c="8"/>android:layout_width="114dp"<text:line-break/><text:s text:c="8"/>android:layout_height="145dp"<text:line-break/><text:s text:c="8"/>app:layout_constraintBottom_toBottomOf="parent"<text:line-break/><text:s text:c="8"/>app:layout_constraintEnd_toEndOf="parent"<text:line-break/><text:s text:c="8"/>app:layout_constraintHorizontal_bias="0.479"<text:line-break/><text:s text:c="8"/>app:layout_constraintStart_toEndOf="@+id/linearLayout"<text:line-break/><text:s text:c="8"/>app:layout_constraintTop_toTopOf="parent"<text:line-break/><text:soft-page-break/><text:s text:c="8"/>app:layout_constraintVertical_bias="0.131"<text:line-break/><text:s text:c="8"/>app:srcCompat="@drawable/img" /&gt;<text:line-break/><text:line-break/><text:s text:c="4"/>&lt;EditText<text:line-break/><text:s text:c="8"/>android:id="@+id/editTextTextPersonName"<text:line-break/><text:s text:c="8"/>android:layout_width="wrap_content"<text:line-break/><text:s text:c="8"/>android:layout_height="wrap_content"<text:line-break/><text:s text:c="8"/>android:layout_marginTop="52dp"<text:line-break/><text:s text:c="8"/>android:layout_marginEnd="4dp"<text:line-break/><text:s text:c="8"/>android:ems="10"<text:line-break/><text:s text:c="8"/>android:inputType="textPersonName"<text:line-break/><text:s text:c="8"/>android:hint="Enter user name"<text:line-break/><text:s text:c="8"/>app:layout_constraintBottom_toBottomOf="parent"<text:line-break/><text:s text:c="8"/>app:layout_constraintEnd_toEndOf="parent"<text:line-break/><text:s text:c="8"/>app:layout_constraintHorizontal_bias="0.611"<text:line-break/><text:s text:c="8"/>app:layout_constraintStart_toEndOf="@+id/linearLayout"<text:line-break/><text:s text:c="8"/>app:layout_constraintTop_toBottomOf="@+id/imageView"<text:line-break/><text:s text:c="8"/>app:layout_constraintVertical_bias="0.0" /&gt;<text:line-break/><text:line-break/><text:s text:c="4"/>&lt;EditText<text:line-break/><text:s text:c="8"/>android:id="@+id/editTextTextPersonName2"<text:line-break/><text:s text:c="8"/>android:layout_width="wrap_content"<text:line-break/><text:s text:c="8"/>android:layout_height="wrap_content"<text:line-break/><text:s text:c="8"/>android:ems="10"<text:line-break/><text:s text:c="8"/>android:inputType="textPersonName"<text:line-break/><text:s text:c="8"/>android:hint="Enter password"<text:line-break/><text:s text:c="8"/>app:layout_constraintBottom_toBottomOf="parent"<text:line-break/><text:s text:c="8"/>app:layout_constraintEnd_toEndOf="parent"<text:line-break/><text:s text:c="8"/>app:layout_constraintHorizontal_bias="0.577"<text:line-break/><text:s text:c="8"/>app:layout_constraintStart_toEndOf="@+id/linearLayout"<text:line-break/><text:s text:c="8"/>app:layout_constraintTop_toBottomOf="@+id/editTextTextPersonName"<text:line-break/><text:s text:c="8"/>app:layout_constraintVertical_bias="0.065" /&gt;<text:line-break/><text:line-break/><text:s text:c="4"/>&lt;Button<text:line-break/><text:s text:c="8"/>android:id="@+id/button"<text:line-break/><text:s text:c="8"/>android:layout_width="208dp"<text:line-break/><text:s text:c="8"/>android:layout_height="53dp"<text:line-break/><text:s text:c="8"/>android:text="SUBMIT"<text:line-break/><text:s text:c="8"/>app:layout_constraintBottom_toBottomOf="parent"<text:line-break/><text:s text:c="8"/>app:layout_constraintEnd_toEndOf="parent"<text:line-break/><text:s text:c="8"/>app:layout_constraintHorizontal_bias="0.842"<text:line-break/><text:s text:c="8"/>app:layout_constraintStart_toStartOf="@+id/linearLayout"<text:line-break/><text:s text:c="8"/>app:layout_constraintTop_toBottomOf="@+id/editTextTextPersonName2"<text:line-break/><text:s text:c="8"/>app:layout_constraintVertical_bias="0.062" /&gt;<text:line-break/><text:line-break/>&lt;/androidx.constraintlayout.widget.ConstraintLayout&gt;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aishnavi Somankar</dc:creator>
    <meta:creation-date>2023-09-07T10:56:00Z</meta:creation-date>
    <dc:date>2023-10-03T13:13:00Z</dc:date>
    <meta:template xlink:href="Normal.dotm" xlink:type="simple"/>
    <meta:editing-cycles>3</meta:editing-cycles>
    <meta:editing-duration>PT60S</meta:editing-duration>
    <meta:document-statistic meta:page-count="2" meta:paragraph-count="7" meta:word-count="571" meta:character-count="3825" meta:row-count="27" meta:non-whitespace-character-count="3261"/>
  </office:meta>
</office:document-meta>
</file>